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9042" officeooo:paragraph-rsid="00109042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5b59" officeooo:paragraph-rsid="00125b5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9042" officeooo:paragraph-rsid="00109042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3f540" officeooo:paragraph-rsid="0013f540" style:font-weight-asian="bold" style:font-weight-complex="bold"/>
    </style:style>
    <style:style style:name="P5" style:family="paragraph" style:parent-style-name="Standard">
      <style:text-properties officeooo:rsid="00125b59" officeooo:paragraph-rsid="00125b59"/>
    </style:style>
    <style:style style:name="P6" style:family="paragraph" style:parent-style-name="Standard">
      <style:text-properties officeooo:rsid="0013f540" officeooo:paragraph-rsid="0013f540"/>
    </style:style>
    <style:style style:name="T1" style:family="text">
      <style:text-properties officeooo:rsid="00125b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5b3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<text:span text:style-name="T3">ZIMNA <text:s text:c="2"/>WOJNA</text:span></text:p>
      <text:p text:style-name="P1"/>
      <text:p text:style-name="P1">Zimna Wojna to konflikt ideologiczny, który przełożył się na wiele dziedzin życia.</text:p>
      <text:p text:style-name="P1">Z jednej strony był komunizm (budujący ZSRR), z drugiej ideologia liberalnego kapitalizmu przyjęta przez państwa Zachodu.</text:p>
      <text:p text:style-name="P1">Nastąpiła rywalizacja na polu politycznym, gospodarczym, kulturalnym i propagandowym. Rozpoczął się także bezprzykładny wyścig zbrojeń ( zwłaszcza w zakresie broni nuklearnej) i w podboju kosmosu. Między Wschodem (ZSRR i jego sojusznikami), z Zachodem (USA + cała Europa Zachodnia), została spuszczona „żelazna kurtyna” (przemówienie Churchilla w 1946r w Missouri)</text:p>
      <text:p text:style-name="P1"/>
      <text:p text:style-name="P3">Podstawowych przyczyn „<text:span text:style-name="T4">Z</text:span>imnej <text:span text:style-name="T4">W</text:span>ojny” trzeba upatrywać w:</text:p>
      <text:p text:style-name="P1">- rozpadzie koalicji antyhitlerowskiej</text:p>
      <text:p text:style-name="P1">- <text:span text:style-name="T1">konflikcie dotyczącym sprawy Niemiec ( Stalin uważał, że nie należy dzielić Niemiec), które ostatecznie zostały podzielone</text:span></text:p>
      <text:p text:style-name="P1">- <text:span text:style-name="T1">powstaniu w świecie układu dwubiegunowego: ZSRR i USA zaczęły rywalizować o wpływy i o kształt powojennego świata; tu należy wspomnieć o planie Marshalla, dzięki któremu państwa Europy Zachodniej szybko odbudowały się po wojnie</text:span></text:p>
      <text:p text:style-name="P1"/>
      <text:p text:style-name="P2">Przełomowe momenty „ <text:span text:style-name="T4">Z</text:span>imnej <text:span text:style-name="T4">W</text:span>ojny”:</text:p>
      <text:p text:style-name="P5">- wojna w Korei (1950-1953): za zgodą Rady Bezpieczeństwa ONZ, pod nieobecność delegata ZSRR, wojska ONZ ( głównie amerykańskie), powstrzymały atak komunistów z Korei Północnej i zajęły prawie cały Półwysep Koreański. Zostały wypchnięte przez Chiny komunistyczne. Do dziś są w stanie wojny rozdzielone 38’ równoleżnika. Była wtedy realna groźba użycia broni atomowej.</text:p>
      <text:p text:style-name="P5">- kryzys berliński- blokada (przez ZSRR) zachodnich części Berlina <text:s/>(1948-1949)- w odpowiedzi na działania USA i Wielkiej Brytanii względem ich stref okupacyjnych</text:p>
      <text:p text:style-name="P5">- przyjęcie RFN do NATO (1954)</text:p>
      <text:p text:style-name="P5">- budowa muru berlińskiego (1961)- stał się symbolem podziału powojennej Europy i świata</text:p>
      <text:p text:style-name="P5">- kryzys kubański (1962)- po jego zażegnaniu założono czerwoną linię Moskwa- Waszyngton</text:p>
      <text:p text:style-name="P5"/>
      <text:p text:style-name="P4">Skutki „<text:span text:style-name="T4">Z</text:span>imnej <text:span text:style-name="T4">W</text:span>ojny”:</text:p>
      <text:p text:style-name="P6">- powstanie dwóch bloków wojskowych wrogich sobie: NATO i UW ( Układ Warszawski)</text:p>
      <text:p text:style-name="P6">- wieli rozwój technologiczny po obu stronach:</text:p>
      <text:p text:style-name="P6">* 1957r- ZSRR wypuściło pierwszego sztucznego satelitę Ziemi</text:p>
      <text:p text:style-name="P6">* 1969- USA wysłało astronautów na Księży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7T20:41:08.679000000</dc:date>
    <meta:editing-duration>PT10M41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9" meta:word-count="288" meta:character-count="2093" meta:non-whitespace-character-count="1774"/>
  </office:meta>
</office:document-meta>
</file>